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4:05:03.9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4:05:45.880000000</dc:date>
    <meta:editing-duration>P1DT3H37M17S</meta:editing-duration>
    <meta:editing-cycles>545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Dim last_month as String
	Dim current_month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0) as new com.sun.star.util.SortField
				sort_field(0).Field = 2
			    sort_field(0).SortAscending = TRUE
			    sort_field(0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